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140C7B324D2.png" manifest:media-type="image/png"/>
  <manifest:file-entry manifest:full-path="Pictures/10000000000004B0000004B04C3DE377.png" manifest:media-type="image/png"/>
  <manifest:file-entry manifest:full-path="Pictures/10000000000001DA0000008E1DE29B00.png" manifest:media-type="image/png"/>
  <manifest:file-entry manifest:full-path="Pictures/10000000000003520000013B79A76AE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343cm" svg:height="5.643cm" svg:x="5.765cm" svg:y="7.649cm">
          <draw:image xlink:href="Pictures/100000000000041000000140C7B324D2.png" xlink:type="simple" xlink:show="embed" xlink:actuate="onLoad" draw:mime-type="image/png">
            <text:p/>
          </draw:image>
        </draw:frame>
      </draw:page>
      <draw:page draw:name="page2" draw:style-name="dp1" draw:master-page-name="Predefinito">
        <draw:frame draw:style-name="gr1" draw:text-style-name="P1" draw:layer="layout" svg:width="18.999cm" svg:height="18.999cm" svg:x="5.464cm" svg:y="0.97cm">
          <draw:image xlink:href="Pictures/10000000000004B0000004B04C3DE377.png" xlink:type="simple" xlink:show="embed" xlink:actuate="onLoad" draw:mime-type="image/png">
            <text:p/>
          </draw:image>
        </draw:frame>
      </draw:page>
      <draw:page draw:name="page3" draw:style-name="dp1" draw:master-page-name="Predefinito">
        <draw:frame draw:style-name="gr1" draw:text-style-name="P1" draw:layer="layout" svg:width="25.874cm" svg:height="7.75cm" svg:x="2.344cm" svg:y="6.5cm">
          <draw:image xlink:href="Pictures/10000000000001DA0000008E1DE29B00.png" xlink:type="simple" xlink:show="embed" xlink:actuate="onLoad" draw:mime-type="image/png">
            <text:p/>
          </draw:image>
        </draw:frame>
      </draw:page>
      <draw:page draw:name="page4" draw:style-name="dp1" draw:master-page-name="Predefinito">
        <draw:frame draw:style-name="gr1" draw:text-style-name="P1" draw:layer="layout" svg:width="14.992cm" svg:height="5.555cm" svg:x="7.468cm" svg:y="7.692cm">
          <draw:image xlink:href="Pictures/10000000000003520000013B79A76A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0" draw:display-name="Estremità linea 30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49" draw:display-name="Estremità linea 49" svg:viewBox="0 0 20 20" svg:d="M0 20l10-20 10 20z"/>
    <draw:marker draw:name="Estremità_20_linea_20_50" draw:display-name="Estremità linea 50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0:48:44.092425200</meta:creation-date>
    <dc:date>2025-12-26T12:25:35.867435100</dc:date>
    <meta:editing-duration>PT4H43M36S</meta:editing-duration>
    <meta:editing-cycles>6</meta:editing-cycles>
    <meta:generator>LibreOffice/25.8.3.2$Windows_X86_64 LibreOffice_project/8ca8d55c161d602844f5428fa4b58097424e324e</meta:generator>
    <meta:document-statistic meta:object-count="4"/>
  </office:meta>
</office:document-meta>
</file>